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36f32c" officeooo:paragraph-rsid="00151029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6ab7d" officeooo:paragraph-rsid="0015102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4e0945" officeooo:paragraph-rsid="0015102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5105fb" officeooo:paragraph-rsid="0015102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52943b" officeooo:paragraph-rsid="00151029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52943b" officeooo:paragraph-rsid="00187d9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38ae6a" officeooo:paragraph-rsid="0015102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43db97" officeooo:paragraph-rsid="0015102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e04f0" officeooo:paragraph-rsid="0015102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87d97" officeooo:paragraph-rsid="00187d97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87d97" officeooo:paragraph-rsid="0018b651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8b651" officeooo:paragraph-rsid="0018b65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38ae6a" officeooo:paragraph-rsid="00151029" fo:background-color="#ddddd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52943b" officeooo:paragraph-rsid="00151029" fo:background-color="#dddddd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545efd" officeooo:paragraph-rsid="00187d97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fo:font-weight="normal" officeooo:rsid="008388c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8388c2" officeooo:paragraph-rsid="001b5c3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Ubuntu" fo:font-size="14pt" fo:font-weight="normal" officeooo:rsid="0082c13c" officeooo:paragraph-rsid="001b5c3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Ubuntu" fo:font-size="14pt" fo:font-weight="normal" officeooo:rsid="008388c2" officeooo:paragraph-rsid="001b5c37" fo:background-color="#ddddd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Ubuntu" fo:font-size="14pt" officeooo:rsid="0018b651" officeooo:paragraph-rsid="0018b651" fo:background-color="transparent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officeooo:rsid="00187d97" officeooo:paragraph-rsid="00187d97"/>
    </style:style>
    <style:style style:name="P22" style:family="paragraph" style:parent-style-name="Heading_20_1">
      <style:paragraph-properties fo:line-height="150%" fo:text-align="center" style:justify-single-word="false"/>
      <style:text-properties style:font-name="Ubuntu" fo:font-size="18pt" style:font-size-asian="18pt" style:font-size-complex="18pt"/>
    </style:style>
    <style:style style:name="P23" style:family="paragraph" style:parent-style-name="Standard">
      <style:paragraph-properties fo:line-height="150%"/>
      <style:text-properties style:font-name="Ubuntu" fo:font-size="14pt" officeooo:rsid="0052943b" officeooo:paragraph-rsid="00187d97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cd0ce" officeooo:paragraph-rsid="001cd0ce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545efd" fo:background-color="#dddddd" loext:char-shading-value="0"/>
    </style:style>
    <style:style style:name="T3" style:family="text">
      <style:text-properties officeooo:rsid="004e0945" fo:background-color="#dddddd" loext:char-shading-value="0"/>
    </style:style>
    <style:style style:name="T4" style:family="text">
      <style:text-properties officeooo:rsid="005105fb" fo:background-color="#dddddd" loext:char-shading-value="0"/>
    </style:style>
    <style:style style:name="T5" style:family="text">
      <style:text-properties officeooo:rsid="0052943b" fo:background-color="#dddddd" loext:char-shading-value="0"/>
    </style:style>
    <style:style style:name="T6" style:family="text">
      <style:text-properties officeooo:rsid="00187d97" fo:background-color="#dddddd" loext:char-shading-value="0"/>
    </style:style>
    <style:style style:name="T7" style:family="text">
      <style:text-properties officeooo:rsid="00545efd"/>
    </style:style>
    <style:style style:name="T8" style:family="text">
      <style:text-properties officeooo:rsid="004e0945"/>
    </style:style>
    <style:style style:name="T9" style:family="text">
      <style:text-properties officeooo:rsid="004fbc79"/>
    </style:style>
    <style:style style:name="T10" style:family="text">
      <style:text-properties officeooo:rsid="0052943b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52943b" fo:background-color="transparent" loext:char-shading-value="0"/>
    </style:style>
    <style:style style:name="T13" style:family="text">
      <style:text-properties officeooo:rsid="00545efd" fo:background-color="transparent" loext:char-shading-value="0"/>
    </style:style>
    <style:style style:name="T14" style:family="text">
      <style:text-properties officeooo:rsid="0018b651" fo:background-color="transparent" loext:char-shading-value="0"/>
    </style:style>
    <style:style style:name="T15" style:family="text">
      <style:text-properties officeooo:rsid="001b5c37" fo:background-color="transparent" loext:char-shading-value="0"/>
    </style:style>
    <style:style style:name="T16" style:family="text">
      <style:text-properties officeooo:rsid="001cd0ce" fo:background-color="transparent" loext:char-shading-value="0"/>
    </style:style>
    <style:style style:name="T17" style:family="text">
      <style:text-properties officeooo:rsid="005105fb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4e0945" style:font-size-asian="14pt" style:font-size-complex="14pt"/>
    </style:style>
    <style:style style:name="T20" style:family="text">
      <style:text-properties fo:font-size="14pt" fo:background-color="#dddddd" loext:char-shading-value="0" style:font-size-asian="14pt" style:font-size-complex="14pt"/>
    </style:style>
    <style:style style:name="T21" style:family="text">
      <style:text-properties fo:font-size="14pt" officeooo:rsid="004e0945" fo:background-color="#dddddd" loext:char-shading-value="0" style:font-size-asian="14pt" style:font-size-complex="14pt"/>
    </style:style>
    <style:style style:name="T22" style:family="text">
      <style:text-properties officeooo:rsid="00187d97"/>
    </style:style>
    <style:style style:name="T23" style:family="text">
      <style:text-properties officeooo:rsid="001a9f25"/>
    </style:style>
    <style:style style:name="T24" style:family="text">
      <style:text-properties officeooo:rsid="00843840"/>
    </style:style>
    <style:style style:name="T25" style:family="text">
      <style:text-properties officeooo:rsid="008388c2"/>
    </style:style>
    <style:style style:name="T26" style:family="text">
      <style:text-properties officeooo:rsid="001b5c37"/>
    </style:style>
    <style:style style:name="T27" style:family="text">
      <style:text-properties fo:font-weight="normal" fo:background-color="transparent" loext:char-shading-value="0" style:font-weight-asian="normal" style:font-weight-complex="normal"/>
    </style:style>
    <style:style style:name="T28" style:family="text">
      <style:text-properties fo:font-weight="bold" fo:background-color="transparent" loext:char-shading-value="0" style:font-weight-asian="bold" style:font-weight-complex="bold"/>
    </style:style>
    <style:style style:name="T29" style:family="text">
      <style:text-properties fo:font-weight="bold" officeooo:rsid="0018b651" fo:background-color="transparent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8">Q</text:span>uantificadores</text:h>
      <text:p text:style-name="P21"><text:span text:style-name="T19">I</text:span><text:span text:style-name="T18">ndicam numeros de caracteres ou expressões para correspondencia. </text:span><text:span text:style-name="T19">É identificado por chaves e tem a função de multiplicar a instrução anterior:</text:span></text:p>
      <text:p text:style-name="P21"><text:span text:style-name="T21">{</text:span><text:span text:style-name="T20">n} </text:span><text:span text:style-name="T18"><text:s/>→ Multiplica n vezes, </text:span><text:span text:style-name="T19"><text:s/></text:span><text:span text:style-name="T21">{2} </text:span><text:span text:style-name="T19"><text:s/>→ Multiplica 2 vezes</text:span></text:p>
      <text:p text:style-name="P1"/>
      <text:p text:style-name="P1"><text:span text:style-name="T1">/</text:span><text:span text:style-name="T3">[0-9]{3}</text:span><text:span text:style-name="T1">/</text:span><text:span text:style-name="T3">g </text:span><text:span text:style-name="T8"><text:s/>→ Localiza 3 numeros em sequencia que estão entre 0 e 9</text:span></text:p>
      <text:p text:style-name="P2"><text:span text:style-name="T1">/</text:span><text:span text:style-name="T3">[a-z]{4}</text:span><text:span text:style-name="T1">/</text:span><text:span text:style-name="T3">g </text:span><text:span text:style-name="T8"><text:s/>→ Localiza 4 letras em sequencia que estão entre a e z</text:span></text:p>
      <text:p text:style-name="P2"/>
      <text:p text:style-name="P3">Para colocar intervalo<text:span text:style-name="T22">s</text:span> de numeros multiplicadores no quantificador basta separar por virgula: </text:p>
      <text:p text:style-name="P3"><text:span text:style-name="T1">{2,4} </text:span><text:s/>→ <text:span text:style-name="T9">entre 2 e 4 </text:span><text:span text:style-name="T10">caracteres</text:span></text:p>
      <text:p text:style-name="P4"><text:span text:style-name="T1">{6,} </text:span><text:span text:style-name="T11"><text:s/>→ 6 ou mais </text:span><text:span text:style-name="T12">caracteres</text:span></text:p>
      <text:p text:style-name="P5"><text:span text:style-name="T1">{0,} </text:span><text:span text:style-name="T11"><text:s/>→ 0 ou mais caracteres (nenhum ou algum)</text:span></text:p>
      <text:p text:style-name="P14"/>
      <text:p text:style-name="P12">Simplificando:</text:p>
      <text:p text:style-name="P5"><text:span text:style-name="T1">* </text:span><text:span text:style-name="T11"><text:s/>→ </text:span><text:span text:style-name="T13">0 ou mais caracteres (nenhum ou algum)</text:span></text:p>
      <text:p text:style-name="P5"><text:span text:style-name="T1">+ </text:span><text:span text:style-name="T11"><text:s/>→ 1 ou mais caracteres</text:span></text:p>
      <text:p text:style-name="P5"><text:span text:style-name="T1">? </text:span><text:span text:style-name="T11"><text:s/>→ </text:span><text:span text:style-name="T13">0 ou 1 caractere</text:span></text:p>
      <text:p text:style-name="P15"/>
      <text:p text:style-name="P20"><text:span text:style-name="T7">P</text:span>ara limitar a busca dos quantificadores:</text:p>
      <text:p text:style-name="P11"><text:span text:style-name="T1">{n,}? </text:span><text:s/>→ <text:span text:style-name="T14">Numero minimo de caracteres</text:span></text:p>
      <text:p text:style-name="P10"><text:span text:style-name="T1">{n1,n2}?</text:span><text:span text:style-name="T2"> </text:span><text:span text:style-name="T13"><text:s/>→ </text:span><text:span text:style-name="T14">Numero minimo de caracteres</text:span></text:p>
      <text:p text:style-name="P6"><text:span text:style-name="T2">*? </text:span><text:span text:style-name="T13"><text:s/>→ </text:span><text:span text:style-name="T14">0 caracteres</text:span></text:p>
      <text:p text:style-name="P6"><text:span text:style-name="T6">+</text:span><text:span text:style-name="T2">? </text:span><text:span text:style-name="T13"><text:s/>→ </text:span><text:span text:style-name="T14">1 caractere</text:span></text:p>
      <text:p text:style-name="P6"><text:span text:style-name="T2">?? </text:span><text:span text:style-name="T13"><text:s/>→ </text:span><text:span text:style-name="T14">0 caracteres</text:span></text:p>
      <text:p text:style-name="P6"><text:span text:style-name="T14"/></text:p>
      <text:p text:style-name="P24"><text:span text:style-name="T29">O</text:span><text:span text:style-name="T28">bs: </text:span><text:span text:style-name="T27">Se tiver um ponto antes vai buscar o minimo mas não necessariamente nenhum (não necessariamente zero caracteres)</text:span></text:p>
      <text:p text:style-name="P24"><text:span text:style-name="T27"/></text:p>
      <text:p text:style-name="P18"><text:soft-page-break/>Por padrão uma expressão regular é gananciosa, por isso quando um regex tem um quantificador ele sempre tenta expandir, pra <text:span text:style-name="T25">alterar esse padrão e fazer um quantificador pegar o </text:span><text:span text:style-name="T26">numero minimo de caracteres que</text:span><text:span text:style-name="T25"> encontrar, ou seja, parar quando encontrar </text:span><text:span text:style-name="T26">o numero minimo de ocorrencias</text:span><text:span text:style-name="T25">, coloque um ponto de interrogação no final de um quantificador:</text:span></text:p>
      <text:p text:style-name="P17"><text:span text:style-name="T1">+? </text:span><text:s/>→ <text:span text:style-name="T24">Para na primeira ocorrencia</text:span></text:p>
      <text:p text:style-name="P19">*? <text:span text:style-name="T11"><text:s/>→ </text:span><text:span text:style-name="T15">Não pega nenhuma ocorrencia</text:span></text:p>
      <text:p text:style-name="P13"/>
      <text:p text:style-name="P13"/>
      <text:p text:style-name="P7"><text:span text:style-name="T1">/</text:span><text:span text:style-name="T4">\d{2,5}</text:span><text:span text:style-name="T1">/</text:span><text:span text:style-name="T4">g </text:span><text:span text:style-name="T17"><text:s/>→ Localiza de 2 a 5 numeros em sequencia que estão entre 0 e 9</text:span></text:p>
      <text:p text:style-name="P2"><text:span text:style-name="T1">/</text:span><text:span text:style-name="T4">[\d]{5,}</text:span><text:span text:style-name="T1">/</text:span><text:span text:style-name="T4">g </text:span><text:span text:style-name="T17"><text:s/>→ Localiza no minimo </text:span><text:span text:style-name="T23">5</text:span><text:span text:style-name="T17"> numeros em sequencia que estão entre 0 e 9 </text:span><text:span text:style-name="T10">(o numero maximo é indefinido)</text:span></text:p>
      <text:p text:style-name="P8"><text:span text:style-name="T1">/</text:span><text:span text:style-name="T5">2[a-z]{0,}</text:span><text:span text:style-name="T1">/</text:span><text:span text:style-name="T5">g </text:span><text:span text:style-name="T10"><text:s/>→ Localiza o numero 2 seguido de nenhum ou qualquer quantidade de caracteres que estão entre a e z</text:span></text:p>
      <text:p text:style-name="P8"><text:span text:style-name="T1">/</text:span><text:span text:style-name="T2">a\d*</text:span><text:span text:style-name="T1">/</text:span><text:span text:style-name="T2">g </text:span><text:span text:style-name="T7"><text:s/>→ Localiza a letra a seguido de nenhum ou qualquer quantidade de numeros que estão entre 0 e 9</text:span></text:p>
      <text:p text:style-name="P8"><text:span text:style-name="T1">/</text:span><text:span text:style-name="T2">[\d]+</text:span><text:span text:style-name="T1">/</text:span><text:span text:style-name="T2">g </text:span><text:span text:style-name="T7"><text:s/>→ Localiza 1 ou mais numeros que estão entre 0 e 9</text:span></text:p>
      <text:p text:style-name="P9"><text:span text:style-name="T1">/</text:span><text:span text:style-name="T2">c\d?</text:span><text:span text:style-name="T1">/</text:span><text:span text:style-name="T2">g </text:span><text:span text:style-name="T7"><text:s/>→ Localiza a letra c seguido de nenhum ou 1 numero que esta entre 0 e 9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7:21:52.722213955</meta:creation-date>
    <dc:date>2022-12-13T17:28:10.611332029</dc:date>
    <meta:editing-duration>PT17M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336" meta:character-count="1886" meta:non-whitespace-character-count="1554"/>
  </office:meta>
</office:document-meta>
</file>